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543in"/>
    </style:style>
    <style:style style:name="co2" style:family="table-column">
      <style:table-column-properties fo:break-before="auto" style:column-width="0.829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">
      <style:table-cell-properties fo:background-color="#9dc3e6" style:rotation-align="none"/>
    </style:style>
    <style:style style:name="ce2" style:family="table-cell" style:parent-style-name="Default" style:data-style-name="N1">
      <style:table-cell-properties style:rotation-align="none"/>
    </style:style>
    <style:style style:name="ce3" style:family="table-cell" style:parent-style-name="Default" style:data-style-name="N1">
      <style:table-cell-properties fo:background-color="#ffff00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Weight</text:p>
          </table:table-cell>
          <table:table-cell table:number-columns-repeated="2" table:style-name="ce3" office:value-type="float" office:value="25" calcext:value-type="float">
            <text:p>2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/>
          <table:table-cell table:style-name="ce1" office:value-type="string" calcext:value-type="string">
            <text:p>Henry</text:p>
          </table:table-cell>
          <table:table-cell table:style-name="ce1" office:value-type="string" calcext:value-type="string">
            <text:p>Maciej</text:p>
          </table:table-cell>
          <table:table-cell table:style-name="ce1" office:value-type="string" calcext:value-type="string">
            <text:p>Fei</text:p>
          </table:table-cell>
          <table:table-cell table:style-name="ce1" office:value-type="string" calcext:value-type="string">
            <text:p>Angel</text:p>
          </table:table-cell>
          <table:table-cell table:style-name="ce1" office:value-type="string" calcext:value-type="string">
            <text:p>Li</text:p>
          </table:table-cell>
          <table:table-cell table:style-name="ce1" office:value-type="string" calcext:value-type="string">
            <text:p>Victor</text:p>
          </table:table-cell>
          <table:table-cell table:style-name="ce2"/>
          <table:table-cell table:style-name="ce1" office:value-type="string" calcext:value-type="string">
            <text:p>Weight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atar</text:p>
          </table:table-cell>
          <table:table-cell table:style-name="ce2" office:value-type="float" office:value="10.4575163398693" calcext:value-type="float">
            <text:p>10</text:p>
          </table:table-cell>
          <table:table-cell table:style-name="ce2" office:value-type="float" office:value="3.90243902439024" calcext:value-type="float">
            <text:p>4</text:p>
          </table:table-cell>
          <table:table-cell table:style-name="ce2" office:value-type="float" office:value="17.5824175824176" calcext:value-type="float">
            <text:p>18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5.12820512820513" calcext:value-type="float">
            <text:p>5</text:p>
          </table:table-cell>
          <table:table-cell table:style-name="ce2" office:value-type="float" office:value="20" calcext:value-type="float">
            <text:p>20</text:p>
          </table:table-cell>
          <table:table-cell table:style-name="ce2"/>
          <table:table-cell table:style-name="ce2" table:formula="of:=([.B3]*[.B$1]+[.C3]*[.C$1]+[.D3]*[.D$1]+[.E3]*[.E$1]+[.F3]*[.F$1]+[.G3]*[.G$1])/SUM([.B$1:.G$1])" office:value-type="float" office:value="13.5899888410649" calcext:value-type="float">
            <text:p>1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cuador</text:p>
          </table:table-cell>
          <table:table-cell table:style-name="ce2" office:value-type="float" office:value="5.22875816993464" calcext:value-type="float">
            <text:p>5</text:p>
          </table:table-cell>
          <table:table-cell table:style-name="ce2" office:value-type="float" office:value="3.90243902439024" calcext:value-type="float">
            <text:p>4</text:p>
          </table:table-cell>
          <table:table-cell table:style-name="ce2" office:value-type="float" office:value="17.5824175824176" calcext:value-type="float">
            <text:p>18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9.23076923076923" calcext:value-type="float">
            <text:p>9</text:p>
          </table:table-cell>
          <table:table-cell table:style-name="ce2" office:value-type="float" office:value="30" calcext:value-type="float">
            <text:p>30</text:p>
          </table:table-cell>
          <table:table-cell table:style-name="ce2"/>
          <table:table-cell table:style-name="ce2" table:formula="of:=([.B4]*[.B$1]+[.C4]*[.C$1]+[.D4]*[.D$1]+[.E4]*[.E$1]+[.F4]*[.F$1]+[.G4]*[.G$1])/SUM([.B$1:.G$1])" office:value-type="float" office:value="17.2827992985812" calcext:value-type="float">
            <text:p>1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negal</text:p>
          </table:table-cell>
          <table:table-cell table:style-name="ce2" office:value-type="float" office:value="5.22875816993464" calcext:value-type="float">
            <text:p>5</text:p>
          </table:table-cell>
          <table:table-cell table:style-name="ce2" office:value-type="float" office:value="3.90243902439024" calcext:value-type="float">
            <text:p>4</text:p>
          </table:table-cell>
          <table:table-cell table:style-name="ce2" office:value-type="float" office:value="17.5824175824176" calcext:value-type="float">
            <text:p>18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5.12820512820513" calcext:value-type="float">
            <text:p>5</text:p>
          </table:table-cell>
          <table:table-cell table:style-name="ce2" office:value-type="float" office:value="20" calcext:value-type="float">
            <text:p>20</text:p>
          </table:table-cell>
          <table:table-cell table:style-name="ce2"/>
          <table:table-cell table:style-name="ce2" table:formula="of:=([.B5]*[.B$1]+[.C5]*[.C$1]+[.D5]*[.D$1]+[.E5]*[.E$1]+[.F5]*[.F$1]+[.G5]*[.G$1])/SUM([.B$1:.G$1])" office:value-type="float" office:value="12.2827992985812" calcext:value-type="float">
            <text:p>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therlands</text:p>
          </table:table-cell>
          <table:table-cell table:style-name="ce2" office:value-type="float" office:value="20.9150326797386" calcext:value-type="float">
            <text:p>21</text:p>
          </table:table-cell>
          <table:table-cell table:style-name="ce2" office:value-type="float" office:value="23.4146341463415" calcext:value-type="float">
            <text:p>23</text:p>
          </table:table-cell>
          <table:table-cell table:style-name="ce2" office:value-type="float" office:value="17.5824175824176" calcext:value-type="float">
            <text:p>18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.2564102564103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/>
          <table:table-cell table:style-name="ce2" table:formula="of:=([.B6]*[.B$1]+[.C6]*[.C$1]+[.D6]*[.D$1]+[.E6]*[.E$1]+[.F6]*[.F$1]+[.G6]*[.G$1])/SUM([.B$1:.G$1])" office:value-type="float" office:value="26.08241670652" calcext:value-type="float">
            <text:p>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ngland</text:p>
          </table:table-cell>
          <table:table-cell table:style-name="ce2" office:value-type="float" office:value="47.0588235294118" calcext:value-type="float">
            <text:p>47</text:p>
          </table:table-cell>
          <table:table-cell table:style-name="ce2" office:value-type="float" office:value="54.6341463414634" calcext:value-type="float">
            <text:p>55</text:p>
          </table:table-cell>
          <table:table-cell table:style-name="ce2" office:value-type="float" office:value="17.5824175824176" calcext:value-type="float">
            <text:p>1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6.9230769230769" calcext:value-type="float">
            <text:p>37</text:p>
          </table:table-cell>
          <table:table-cell table:style-name="ce2" office:value-type="float" office:value="30" calcext:value-type="float">
            <text:p>30</text:p>
          </table:table-cell>
          <table:table-cell table:style-name="ce2"/>
          <table:table-cell table:style-name="ce2" table:formula="of:=([.B7]*[.B$1]+[.C7]*[.C$1]+[.D7]*[.D$1]+[.E7]*[.E$1]+[.F7]*[.F$1]+[.G7]*[.G$1])/SUM([.B$1:.G$1])" office:value-type="float" office:value="40.4232424677188" calcext:value-type="float">
            <text:p>4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ran</text:p>
          </table:table-cell>
          <table:table-cell table:style-name="ce2" office:value-type="float" office:value="5.22875816993464" calcext:value-type="float">
            <text:p>5</text:p>
          </table:table-cell>
          <table:table-cell table:style-name="ce2" office:value-type="float" office:value="7.80487804878049" calcext:value-type="float">
            <text:p>8</text:p>
          </table:table-cell>
          <table:table-cell table:style-name="ce2" office:value-type="float" office:value="17.5824175824176" calcext:value-type="float">
            <text:p>1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.05128205128205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/>
          <table:table-cell table:style-name="ce2" table:formula="of:=([.B8]*[.B$1]+[.C8]*[.C$1]+[.D8]*[.D$1]+[.E8]*[.E$1]+[.F8]*[.F$1]+[.G8]*[.G$1])/SUM([.B$1:.G$1])" office:value-type="float" office:value="13.2584090546788" calcext:value-type="float">
            <text:p>1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SA</text:p>
          </table:table-cell>
          <table:table-cell table:style-name="ce2" office:value-type="float" office:value="15.6862745098039" calcext:value-type="float">
            <text:p>16</text:p>
          </table:table-cell>
          <table:table-cell table:style-name="ce2" office:value-type="float" office:value="23.4146341463415" calcext:value-type="float">
            <text:p>23</text:p>
          </table:table-cell>
          <table:table-cell table:style-name="ce2" office:value-type="float" office:value="17.5824175824176" calcext:value-type="float">
            <text:p>1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8.2051282051282" calcext:value-type="float">
            <text:p>48</text:p>
          </table:table-cell>
          <table:table-cell table:style-name="ce2" office:value-type="float" office:value="30" calcext:value-type="float">
            <text:p>30</text:p>
          </table:table-cell>
          <table:table-cell table:style-name="ce2"/>
          <table:table-cell table:style-name="ce2" table:formula="of:=([.B9]*[.B$1]+[.C9]*[.C$1]+[.D9]*[.D$1]+[.E9]*[.E$1]+[.F9]*[.F$1]+[.G9]*[.G$1])/SUM([.B$1:.G$1])" office:value-type="float" office:value="24.7752271640363" calcext:value-type="float">
            <text:p>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ales</text:p>
          </table:table-cell>
          <table:table-cell table:style-name="ce2" office:value-type="float" office:value="10.4575163398693" calcext:value-type="float">
            <text:p>10</text:p>
          </table:table-cell>
          <table:table-cell table:style-name="ce2" office:value-type="float" office:value="23.4146341463415" calcext:value-type="float">
            <text:p>23</text:p>
          </table:table-cell>
          <table:table-cell table:style-name="ce2" office:value-type="float" office:value="17.5824175824176" calcext:value-type="float">
            <text:p>1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5.3846153846154" calcext:value-type="float">
            <text:p>15</text:p>
          </table:table-cell>
          <table:table-cell table:style-name="ce2" office:value-type="float" office:value="20" calcext:value-type="float">
            <text:p>20</text:p>
          </table:table-cell>
          <table:table-cell table:style-name="ce2"/>
          <table:table-cell table:style-name="ce2" table:formula="of:=([.B10]*[.B$1]+[.C10]*[.C$1]+[.D10]*[.D$1]+[.E10]*[.E$1]+[.F10]*[.F$1]+[.G10]*[.G$1])/SUM([.B$1:.G$1])" office:value-type="float" office:value="18.4680376215527" calcext:value-type="float">
            <text:p>1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gentina</text:p>
          </table:table-cell>
          <table:table-cell table:style-name="ce2" office:value-type="float" office:value="83.6601307189543" calcext:value-type="float">
            <text:p>84</text:p>
          </table:table-cell>
          <table:table-cell table:style-name="ce2" office:value-type="float" office:value="54.6341463414634" calcext:value-type="float">
            <text:p>55</text:p>
          </table:table-cell>
          <table:table-cell table:style-name="ce2" office:value-type="float" office:value="43.956043956044" calcext:value-type="float">
            <text:p>4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8.2051282051282" calcext:value-type="float">
            <text:p>8</text:p>
          </table:table-cell>
          <table:table-cell table:style-name="ce2" office:value-type="float" office:value="30" calcext:value-type="float">
            <text:p>30</text:p>
          </table:table-cell>
          <table:table-cell table:style-name="ce2"/>
          <table:table-cell table:style-name="ce2" table:formula="of:=([.B11]*[.B$1]+[.C11]*[.C$1]+[.D11]*[.D$1]+[.E11]*[.E$1]+[.F11]*[.F$1]+[.G11]*[.G$1])/SUM([.B$1:.G$1])" office:value-type="float" office:value="49.5735692651044" calcext:value-type="float">
            <text:p>5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udi Arabia</text:p>
          </table:table-cell>
          <table:table-cell table:style-name="ce2" office:value-type="float" office:value="10.4575163398693" calcext:value-type="float">
            <text:p>10</text:p>
          </table:table-cell>
          <table:table-cell table:style-name="ce2" office:value-type="float" office:value="15.609756097561" calcext:value-type="float">
            <text:p>1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.5128205128205" calcext:value-type="float">
            <text:p>21</text:p>
          </table:table-cell>
          <table:table-cell table:style-name="ce2" office:value-type="float" office:value="20" calcext:value-type="float">
            <text:p>20</text:p>
          </table:table-cell>
          <table:table-cell table:style-name="ce2"/>
          <table:table-cell table:style-name="ce2" table:formula="of:=([.B12]*[.B$1]+[.C12]*[.C$1]+[.D12]*[.D$1]+[.E12]*[.E$1]+[.F12]*[.F$1]+[.G12]*[.G$1])/SUM([.B$1:.G$1])" office:value-type="float" office:value="16.5168181093576" calcext:value-type="float">
            <text:p>1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xico</text:p>
          </table:table-cell>
          <table:table-cell table:style-name="ce2" office:value-type="float" office:value="20.9150326797386" calcext:value-type="float">
            <text:p>21</text:p>
          </table:table-cell>
          <table:table-cell table:style-name="ce2" office:value-type="float" office:value="23.4146341463415" calcext:value-type="float">
            <text:p>23</text:p>
          </table:table-cell>
          <table:table-cell table:style-name="ce2" office:value-type="float" office:value="26.3736263736264" calcext:value-type="float">
            <text:p>26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.02564102564103" calcext:value-type="float">
            <text:p>1</text:p>
          </table:table-cell>
          <table:table-cell table:style-name="ce2" office:value-type="float" office:value="30" calcext:value-type="float">
            <text:p>30</text:p>
          </table:table-cell>
          <table:table-cell table:style-name="ce2"/>
          <table:table-cell table:style-name="ce2" table:formula="of:=([.B13]*[.B$1]+[.C13]*[.C$1]+[.D13]*[.D$1]+[.E13]*[.E$1]+[.F13]*[.F$1]+[.G13]*[.G$1])/SUM([.B$1:.G$1])" office:value-type="float" office:value="26.08241670652" calcext:value-type="float">
            <text:p>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land</text:p>
          </table:table-cell>
          <table:table-cell table:style-name="ce2" office:value-type="float" office:value="20.9150326797386" calcext:value-type="float">
            <text:p>21</text:p>
          </table:table-cell>
          <table:table-cell table:style-name="ce2" office:value-type="float" office:value="23.4146341463415" calcext:value-type="float">
            <text:p>23</text:p>
          </table:table-cell>
          <table:table-cell table:style-name="ce2" office:value-type="float" office:value="17.5824175824176" calcext:value-type="float">
            <text:p>1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50.2564102564103" calcext:value-type="float">
            <text:p>50</text:p>
          </table:table-cell>
          <table:table-cell table:style-name="ce2" office:value-type="float" office:value="20" calcext:value-type="float">
            <text:p>20</text:p>
          </table:table-cell>
          <table:table-cell table:style-name="ce2"/>
          <table:table-cell table:style-name="ce2" table:formula="of:=([.B14]*[.B$1]+[.C14]*[.C$1]+[.D14]*[.D$1]+[.E14]*[.E$1]+[.F14]*[.F$1]+[.G14]*[.G$1])/SUM([.B$1:.G$1])" office:value-type="float" office:value="21.08241670652" calcext:value-type="float">
            <text:p>2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rance</text:p>
          </table:table-cell>
          <table:table-cell table:style-name="ce2" office:value-type="float" office:value="73.202614379085" calcext:value-type="float">
            <text:p>73</text:p>
          </table:table-cell>
          <table:table-cell table:style-name="ce2" office:value-type="float" office:value="54.6341463414634" calcext:value-type="float">
            <text:p>55</text:p>
          </table:table-cell>
          <table:table-cell table:style-name="ce2" office:value-type="float" office:value="70.3296703296703" calcext:value-type="float">
            <text:p>7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61.5384615384615" calcext:value-type="float">
            <text:p>62</text:p>
          </table:table-cell>
          <table:table-cell table:style-name="ce2" office:value-type="float" office:value="30" calcext:value-type="float">
            <text:p>30</text:p>
          </table:table-cell>
          <table:table-cell table:style-name="ce2"/>
          <table:table-cell table:style-name="ce2" table:formula="of:=([.B15]*[.B$1]+[.C15]*[.C$1]+[.D15]*[.D$1]+[.E15]*[.E$1]+[.F15]*[.F$1]+[.G15]*[.G$1])/SUM([.B$1:.G$1])" office:value-type="float" office:value="46.9591901801371" calcext:value-type="float">
            <text:p>4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</text:p>
          </table:table-cell>
          <table:table-cell table:style-name="ce2" office:value-type="float" office:value="52.2875816993464" calcext:value-type="float">
            <text:p>52</text:p>
          </table:table-cell>
          <table:table-cell table:style-name="ce2" office:value-type="float" office:value="15.609756097561" calcext:value-type="float">
            <text:p>16</text:p>
          </table:table-cell>
          <table:table-cell table:style-name="ce2" office:value-type="float" office:value="17.5824175824176" calcext:value-type="float">
            <text:p>1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8.2051282051282" calcext:value-type="float">
            <text:p>48</text:p>
          </table:table-cell>
          <table:table-cell table:style-name="ce2" office:value-type="float" office:value="30" calcext:value-type="float">
            <text:p>30</text:p>
          </table:table-cell>
          <table:table-cell table:style-name="ce2"/>
          <table:table-cell table:style-name="ce2" table:formula="of:=([.B16]*[.B$1]+[.C16]*[.C$1]+[.D16]*[.D$1]+[.E16]*[.E$1]+[.F16]*[.F$1]+[.G16]*[.G$1])/SUM([.B$1:.G$1])" office:value-type="float" office:value="31.9743344492268" calcext:value-type="float">
            <text:p>3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nmark</text:p>
          </table:table-cell>
          <table:table-cell table:style-name="ce2" office:value-type="float" office:value="10.4575163398693" calcext:value-type="float">
            <text:p>10</text:p>
          </table:table-cell>
          <table:table-cell table:style-name="ce2" office:value-type="float" office:value="15.609756097561" calcext:value-type="float">
            <text:p>16</text:p>
          </table:table-cell>
          <table:table-cell table:style-name="ce2" office:value-type="float" office:value="17.5824175824176" calcext:value-type="float">
            <text:p>1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1.5384615384615" calcext:value-type="float">
            <text:p>22</text:p>
          </table:table-cell>
          <table:table-cell table:style-name="ce2" office:value-type="float" office:value="20" calcext:value-type="float">
            <text:p>20</text:p>
          </table:table-cell>
          <table:table-cell table:style-name="ce2"/>
          <table:table-cell table:style-name="ce2" table:formula="of:=([.B17]*[.B$1]+[.C17]*[.C$1]+[.D17]*[.D$1]+[.E17]*[.E$1]+[.F17]*[.F$1]+[.G17]*[.G$1])/SUM([.B$1:.G$1])" office:value-type="float" office:value="16.5168181093576" calcext:value-type="float">
            <text:p>1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unisia</text:p>
          </table:table-cell>
          <table:table-cell table:style-name="ce2" office:value-type="float" office:value="10.4575163398693" calcext:value-type="float">
            <text:p>10</text:p>
          </table:table-cell>
          <table:table-cell table:style-name="ce2" office:value-type="float" office:value="3.90243902439024" calcext:value-type="float">
            <text:p>4</text:p>
          </table:table-cell>
          <table:table-cell table:style-name="ce2" office:value-type="float" office:value="17.5824175824176" calcext:value-type="float">
            <text:p>1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8.2051282051282" calcext:value-type="float">
            <text:p>8</text:p>
          </table:table-cell>
          <table:table-cell table:style-name="ce2" office:value-type="float" office:value="20" calcext:value-type="float">
            <text:p>20</text:p>
          </table:table-cell>
          <table:table-cell table:style-name="ce2"/>
          <table:table-cell table:style-name="ce2" table:formula="of:=([.B18]*[.B$1]+[.C18]*[.C$1]+[.D18]*[.D$1]+[.E18]*[.E$1]+[.F18]*[.F$1]+[.G18]*[.G$1])/SUM([.B$1:.G$1])" office:value-type="float" office:value="13.5899888410649" calcext:value-type="float">
            <text:p>1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ain</text:p>
          </table:table-cell>
          <table:table-cell table:style-name="ce2" office:value-type="float" office:value="73.202614379085" calcext:value-type="float">
            <text:p>73</text:p>
          </table:table-cell>
          <table:table-cell table:style-name="ce2" office:value-type="float" office:value="54.6341463414634" calcext:value-type="float">
            <text:p>55</text:p>
          </table:table-cell>
          <table:table-cell table:style-name="ce2" office:value-type="float" office:value="35.1648351648352" calcext:value-type="float">
            <text:p>35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1.5384615384615" calcext:value-type="float">
            <text:p>22</text:p>
          </table:table-cell>
          <table:table-cell table:style-name="ce2" office:value-type="float" office:value="30" calcext:value-type="float">
            <text:p>30</text:p>
          </table:table-cell>
          <table:table-cell table:style-name="ce2"/>
          <table:table-cell table:style-name="ce2" table:formula="of:=([.B19]*[.B$1]+[.C19]*[.C$1]+[.D19]*[.D$1]+[.E19]*[.E$1]+[.F19]*[.F$1]+[.G19]*[.G$1])/SUM([.B$1:.G$1])" office:value-type="float" office:value="46.9591901801371" calcext:value-type="float">
            <text:p>4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sta Rica</text:p>
          </table:table-cell>
          <table:table-cell table:style-name="ce2" office:value-type="float" office:value="5.22875816993464" calcext:value-type="float">
            <text:p>5</text:p>
          </table:table-cell>
          <table:table-cell table:style-name="ce2" office:value-type="float" office:value="3.90243902439024" calcext:value-type="float">
            <text:p>4</text:p>
          </table:table-cell>
          <table:table-cell table:style-name="ce2" office:value-type="float" office:value="17.5824175824176" calcext:value-type="float">
            <text:p>18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9.23076923076923" calcext:value-type="float">
            <text:p>9</text:p>
          </table:table-cell>
          <table:table-cell table:style-name="ce2" office:value-type="float" office:value="20" calcext:value-type="float">
            <text:p>20</text:p>
          </table:table-cell>
          <table:table-cell table:style-name="ce2"/>
          <table:table-cell table:style-name="ce2" table:formula="of:=([.B20]*[.B$1]+[.C20]*[.C$1]+[.D20]*[.D$1]+[.E20]*[.E$1]+[.F20]*[.F$1]+[.G20]*[.G$1])/SUM([.B$1:.G$1])" office:value-type="float" office:value="12.2827992985812" calcext:value-type="float">
            <text:p>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ermany</text:p>
          </table:table-cell>
          <table:table-cell table:style-name="ce2" office:value-type="float" office:value="31.3725490196078" calcext:value-type="float">
            <text:p>31</text:p>
          </table:table-cell>
          <table:table-cell table:style-name="ce2" office:value-type="float" office:value="54.6341463414634" calcext:value-type="float">
            <text:p>55</text:p>
          </table:table-cell>
          <table:table-cell table:style-name="ce2" office:value-type="float" office:value="43.956043956044" calcext:value-type="float">
            <text:p>44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2.0512820512821" calcext:value-type="float">
            <text:p>42</text:p>
          </table:table-cell>
          <table:table-cell table:style-name="ce2" office:value-type="float" office:value="30" calcext:value-type="float">
            <text:p>30</text:p>
          </table:table-cell>
          <table:table-cell table:style-name="ce2"/>
          <table:table-cell table:style-name="ce2" table:formula="of:=([.B21]*[.B$1]+[.C21]*[.C$1]+[.D21]*[.D$1]+[.E21]*[.E$1]+[.F21]*[.F$1]+[.G21]*[.G$1])/SUM([.B$1:.G$1])" office:value-type="float" office:value="36.5016738402678" calcext:value-type="float">
            <text:p>3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pan</text:p>
          </table:table-cell>
          <table:table-cell table:style-name="ce2" office:value-type="float" office:value="5.22875816993464" calcext:value-type="float">
            <text:p>5</text:p>
          </table:table-cell>
          <table:table-cell table:style-name="ce2" office:value-type="float" office:value="31.219512195122" calcext:value-type="float">
            <text:p>31</text:p>
          </table:table-cell>
          <table:table-cell table:style-name="ce2" office:value-type="float" office:value="17.5824175824176" calcext:value-type="float">
            <text:p>18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0.7692307692308" calcext:value-type="float">
            <text:p>31</text:p>
          </table:table-cell>
          <table:table-cell table:style-name="ce2" office:value-type="float" office:value="20" calcext:value-type="float">
            <text:p>20</text:p>
          </table:table-cell>
          <table:table-cell table:style-name="ce2"/>
          <table:table-cell table:style-name="ce2" table:formula="of:=([.B22]*[.B$1]+[.C22]*[.C$1]+[.D22]*[.D$1]+[.E22]*[.E$1]+[.F22]*[.F$1]+[.G22]*[.G$1])/SUM([.B$1:.G$1])" office:value-type="float" office:value="19.1120675912642" calcext:value-type="float">
            <text:p>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lgium</text:p>
          </table:table-cell>
          <table:table-cell table:style-name="ce2" office:value-type="float" office:value="20.9150326797386" calcext:value-type="float">
            <text:p>21</text:p>
          </table:table-cell>
          <table:table-cell table:style-name="ce2" office:value-type="float" office:value="31.219512195122" calcext:value-type="float">
            <text:p>31</text:p>
          </table:table-cell>
          <table:table-cell table:style-name="ce2" office:value-type="float" office:value="61.5384615384615" calcext:value-type="float">
            <text:p>6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6.9230769230769" calcext:value-type="float">
            <text:p>37</text:p>
          </table:table-cell>
          <table:table-cell table:style-name="ce2" office:value-type="float" office:value="20" calcext:value-type="float">
            <text:p>20</text:p>
          </table:table-cell>
          <table:table-cell table:style-name="ce2"/>
          <table:table-cell table:style-name="ce2" table:formula="of:=([.B23]*[.B$1]+[.C23]*[.C$1]+[.D23]*[.D$1]+[.E23]*[.E$1]+[.F23]*[.F$1]+[.G23]*[.G$1])/SUM([.B$1:.G$1])" office:value-type="float" office:value="23.0336362187151" calcext:value-type="float">
            <text:p>2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ada</text:p>
          </table:table-cell>
          <table:table-cell table:style-name="ce2" office:value-type="float" office:value="10.4575163398693" calcext:value-type="float">
            <text:p>10</text:p>
          </table:table-cell>
          <table:table-cell table:style-name="ce2" office:value-type="float" office:value="39.0243902439024" calcext:value-type="float">
            <text:p>39</text:p>
          </table:table-cell>
          <table:table-cell table:style-name="ce2" office:value-type="float" office:value="17.5824175824176" calcext:value-type="float">
            <text:p>1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8.2051282051282" calcext:value-type="float">
            <text:p>48</text:p>
          </table:table-cell>
          <table:table-cell table:style-name="ce2" office:value-type="float" office:value="30" calcext:value-type="float">
            <text:p>30</text:p>
          </table:table-cell>
          <table:table-cell table:style-name="ce2"/>
          <table:table-cell table:style-name="ce2" table:formula="of:=([.B24]*[.B$1]+[.C24]*[.C$1]+[.D24]*[.D$1]+[.E24]*[.E$1]+[.F24]*[.F$1]+[.G24]*[.G$1])/SUM([.B$1:.G$1])" office:value-type="float" office:value="27.3704766459429" calcext:value-type="float">
            <text:p>2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rocco</text:p>
          </table:table-cell>
          <table:table-cell table:style-name="ce2" office:value-type="float" office:value="41.8300653594771" calcext:value-type="float">
            <text:p>42</text:p>
          </table:table-cell>
          <table:table-cell table:style-name="ce2" office:value-type="float" office:value="42.9268292682927" calcext:value-type="float">
            <text:p>43</text:p>
          </table:table-cell>
          <table:table-cell table:style-name="ce2" office:value-type="float" office:value="17.5824175824176" calcext:value-type="float">
            <text:p>1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7.17948717948718" calcext:value-type="float">
            <text:p>7</text:p>
          </table:table-cell>
          <table:table-cell table:style-name="ce2" office:value-type="float" office:value="20" calcext:value-type="float">
            <text:p>20</text:p>
          </table:table-cell>
          <table:table-cell table:style-name="ce2"/>
          <table:table-cell table:style-name="ce2" table:formula="of:=([.B25]*[.B$1]+[.C25]*[.C$1]+[.D25]*[.D$1]+[.E25]*[.E$1]+[.F25]*[.F$1]+[.G25]*[.G$1])/SUM([.B$1:.G$1])" office:value-type="float" office:value="31.1892236569424" calcext:value-type="float">
            <text:p>3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roatia</text:p>
          </table:table-cell>
          <table:table-cell table:style-name="ce2" office:value-type="float" office:value="52.2875816993464" calcext:value-type="float">
            <text:p>52</text:p>
          </table:table-cell>
          <table:table-cell table:style-name="ce2" office:value-type="float" office:value="39.0243902439024" calcext:value-type="float">
            <text:p>39</text:p>
          </table:table-cell>
          <table:table-cell table:style-name="ce2" office:value-type="float" office:value="17.5824175824176" calcext:value-type="float">
            <text:p>1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9.4871794871795" calcext:value-type="float">
            <text:p>19</text:p>
          </table:table-cell>
          <table:table-cell table:style-name="ce2" office:value-type="float" office:value="30" calcext:value-type="float">
            <text:p>30</text:p>
          </table:table-cell>
          <table:table-cell table:style-name="ce2"/>
          <table:table-cell table:style-name="ce2" table:formula="of:=([.B26]*[.B$1]+[.C26]*[.C$1]+[.D26]*[.D$1]+[.E26]*[.E$1]+[.F26]*[.F$1]+[.G26]*[.G$1])/SUM([.B$1:.G$1])" office:value-type="float" office:value="37.8279929858122" calcext:value-type="float">
            <text:p>3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azil</text:p>
          </table:table-cell>
          <table:table-cell table:style-name="ce2" office:value-type="float" office:value="20.9150326797386" calcext:value-type="float">
            <text:p>21</text:p>
          </table:table-cell>
          <table:table-cell table:style-name="ce2" office:value-type="float" office:value="46.8292682926829" calcext:value-type="float">
            <text:p>47</text:p>
          </table:table-cell>
          <table:table-cell table:style-name="ce2" office:value-type="float" office:value="52.7472527472528" calcext:value-type="float">
            <text:p>53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8.2051282051282" calcext:value-type="float">
            <text:p>48</text:p>
          </table:table-cell>
          <table:table-cell table:style-name="ce2" office:value-type="float" office:value="20" calcext:value-type="float">
            <text:p>20</text:p>
          </table:table-cell>
          <table:table-cell table:style-name="ce2"/>
          <table:table-cell table:style-name="ce2" table:formula="of:=([.B27]*[.B$1]+[.C27]*[.C$1]+[.D27]*[.D$1]+[.E27]*[.E$1]+[.F27]*[.F$1]+[.G27]*[.G$1])/SUM([.B$1:.G$1])" office:value-type="float" office:value="26.9360752431054" calcext:value-type="float">
            <text:p>2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rbia</text:p>
          </table:table-cell>
          <table:table-cell table:style-name="ce2" office:value-type="float" office:value="10.4575163398693" calcext:value-type="float">
            <text:p>10</text:p>
          </table:table-cell>
          <table:table-cell table:style-name="ce2" office:value-type="float" office:value="3.90243902439024" calcext:value-type="float">
            <text:p>4</text:p>
          </table:table-cell>
          <table:table-cell table:style-name="ce2" office:value-type="float" office:value="17.5824175824176" calcext:value-type="float">
            <text:p>18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6.4102564102564" calcext:value-type="float">
            <text:p>16</text:p>
          </table:table-cell>
          <table:table-cell table:style-name="ce2" office:value-type="float" office:value="30" calcext:value-type="float">
            <text:p>30</text:p>
          </table:table-cell>
          <table:table-cell table:style-name="ce2"/>
          <table:table-cell table:style-name="ce2" table:formula="of:=([.B28]*[.B$1]+[.C28]*[.C$1]+[.D28]*[.D$1]+[.E28]*[.E$1]+[.F28]*[.F$1]+[.G28]*[.G$1])/SUM([.B$1:.G$1])" office:value-type="float" office:value="18.5899888410649" calcext:value-type="float">
            <text:p>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witzerland</text:p>
          </table:table-cell>
          <table:table-cell table:style-name="ce2" office:value-type="float" office:value="20.9150326797386" calcext:value-type="float">
            <text:p>21</text:p>
          </table:table-cell>
          <table:table-cell table:style-name="ce2" office:value-type="float" office:value="23.4146341463415" calcext:value-type="float">
            <text:p>23</text:p>
          </table:table-cell>
          <table:table-cell table:style-name="ce2" office:value-type="float" office:value="17.5824175824176" calcext:value-type="float">
            <text:p>1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2.0512820512821" calcext:value-type="float">
            <text:p>42</text:p>
          </table:table-cell>
          <table:table-cell table:style-name="ce2" office:value-type="float" office:value="30" calcext:value-type="float">
            <text:p>30</text:p>
          </table:table-cell>
          <table:table-cell table:style-name="ce2"/>
          <table:table-cell table:style-name="ce2" table:formula="of:=([.B29]*[.B$1]+[.C29]*[.C$1]+[.D29]*[.D$1]+[.E29]*[.E$1]+[.F29]*[.F$1]+[.G29]*[.G$1])/SUM([.B$1:.G$1])" office:value-type="float" office:value="26.08241670652" calcext:value-type="float">
            <text:p>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meroon</text:p>
          </table:table-cell>
          <table:table-cell table:style-name="ce2" office:value-type="float" office:value="5.22875816993464" calcext:value-type="float">
            <text:p>5</text:p>
          </table:table-cell>
          <table:table-cell table:style-name="ce2" office:value-type="float" office:value="3.90243902439024" calcext:value-type="float">
            <text:p>4</text:p>
          </table:table-cell>
          <table:table-cell table:style-name="ce2" office:value-type="float" office:value="17.5824175824176" calcext:value-type="float">
            <text:p>1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6.4102564102564" calcext:value-type="float">
            <text:p>16</text:p>
          </table:table-cell>
          <table:table-cell table:style-name="ce2" office:value-type="float" office:value="20" calcext:value-type="float">
            <text:p>20</text:p>
          </table:table-cell>
          <table:table-cell table:style-name="ce2"/>
          <table:table-cell table:style-name="ce2" table:formula="of:=([.B30]*[.B$1]+[.C30]*[.C$1]+[.D30]*[.D$1]+[.E30]*[.E$1]+[.F30]*[.F$1]+[.G30]*[.G$1])/SUM([.B$1:.G$1])" office:value-type="float" office:value="12.2827992985812" calcext:value-type="float">
            <text:p>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rtugal</text:p>
          </table:table-cell>
          <table:table-cell table:style-name="ce2" office:value-type="float" office:value="52.2875816993464" calcext:value-type="float">
            <text:p>52</text:p>
          </table:table-cell>
          <table:table-cell table:style-name="ce2" office:value-type="float" office:value="46.8292682926829" calcext:value-type="float">
            <text:p>47</text:p>
          </table:table-cell>
          <table:table-cell table:style-name="ce2" office:value-type="float" office:value="52.7472527472528" calcext:value-type="float">
            <text:p>53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58.4615384615385" calcext:value-type="float">
            <text:p>58</text:p>
          </table:table-cell>
          <table:table-cell table:style-name="ce2" office:value-type="float" office:value="30" calcext:value-type="float">
            <text:p>30</text:p>
          </table:table-cell>
          <table:table-cell table:style-name="ce2"/>
          <table:table-cell table:style-name="ce2" table:formula="of:=([.B31]*[.B$1]+[.C31]*[.C$1]+[.D31]*[.D$1]+[.E31]*[.E$1]+[.F31]*[.F$1]+[.G31]*[.G$1])/SUM([.B$1:.G$1])" office:value-type="float" office:value="39.7792124980073" calcext:value-type="float">
            <text:p>4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hana</text:p>
          </table:table-cell>
          <table:table-cell table:style-name="ce2" office:value-type="float" office:value="15.6862745098039" calcext:value-type="float">
            <text:p>16</text:p>
          </table:table-cell>
          <table:table-cell table:style-name="ce2" office:value-type="float" office:value="7.80487804878049" calcext:value-type="float">
            <text:p>8</text:p>
          </table:table-cell>
          <table:table-cell table:style-name="ce2" office:value-type="float" office:value="17.5824175824176" calcext:value-type="float">
            <text:p>18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2.3076923076923" calcext:value-type="float">
            <text:p>12</text:p>
          </table:table-cell>
          <table:table-cell table:style-name="ce2" office:value-type="float" office:value="20" calcext:value-type="float">
            <text:p>20</text:p>
          </table:table-cell>
          <table:table-cell table:style-name="ce2"/>
          <table:table-cell table:style-name="ce2" table:formula="of:=([.B32]*[.B$1]+[.C32]*[.C$1]+[.D32]*[.D$1]+[.E32]*[.E$1]+[.F32]*[.F$1]+[.G32]*[.G$1])/SUM([.B$1:.G$1])" office:value-type="float" office:value="15.8727881396461" calcext:value-type="float">
            <text:p>1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ruguay</text:p>
          </table:table-cell>
          <table:table-cell table:style-name="ce2" office:value-type="float" office:value="20.9150326797386" calcext:value-type="float">
            <text:p>21</text:p>
          </table:table-cell>
          <table:table-cell table:style-name="ce2" office:value-type="float" office:value="3.90243902439024" calcext:value-type="float">
            <text:p>4</text:p>
          </table:table-cell>
          <table:table-cell table:style-name="ce2" office:value-type="float" office:value="17.5824175824176" calcext:value-type="float">
            <text:p>18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1.5384615384615" calcext:value-type="float">
            <text:p>22</text:p>
          </table:table-cell>
          <table:table-cell table:style-name="ce2" office:value-type="float" office:value="20" calcext:value-type="float">
            <text:p>20</text:p>
          </table:table-cell>
          <table:table-cell table:style-name="ce2"/>
          <table:table-cell table:style-name="ce2" table:formula="of:=([.B33]*[.B$1]+[.C33]*[.C$1]+[.D33]*[.D$1]+[.E33]*[.E$1]+[.F33]*[.F$1]+[.G33]*[.G$1])/SUM([.B$1:.G$1])" office:value-type="float" office:value="16.2043679260322" calcext:value-type="float">
            <text:p>1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uth Korea</text:p>
          </table:table-cell>
          <table:table-cell table:style-name="ce2" office:value-type="float" office:value="10.4575163398693" calcext:value-type="float">
            <text:p>10</text:p>
          </table:table-cell>
          <table:table-cell table:style-name="ce2" office:value-type="float" office:value="15.609756097561" calcext:value-type="float">
            <text:p>16</text:p>
          </table:table-cell>
          <table:table-cell table:style-name="ce2" office:value-type="float" office:value="26.3736263736264" calcext:value-type="float">
            <text:p>2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7.4358974358974" calcext:value-type="float">
            <text:p>17</text:p>
          </table:table-cell>
          <table:table-cell table:style-name="ce2" office:value-type="float" office:value="30" calcext:value-type="float">
            <text:p>30</text:p>
          </table:table-cell>
          <table:table-cell table:style-name="ce2"/>
          <table:table-cell table:style-name="ce2" table:formula="of:=([.B34]*[.B$1]+[.C34]*[.C$1]+[.D34]*[.D$1]+[.E34]*[.E$1]+[.F34]*[.F$1]+[.G34]*[.G$1])/SUM([.B$1:.G$1])" office:value-type="float" office:value="21.5168181093576" calcext:value-type="float">
            <text:p>22</text:p>
          </table:table-cell>
          <table:table-cell table:number-columns-repeated="1015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5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ebecca Maguire</meta:initial-creator>
    <meta:creation-date>2022-11-18T00:56:52</meta:creation-date>
    <dc:date>2022-11-19T12:49:04.844545140</dc:date>
    <meta:generator>LibreOffice/7.3.7.2$Linux_X86_64 LibreOffice_project/30$Build-2</meta:generator>
    <meta:editing-duration>PT9M43S</meta:editing-duration>
    <meta:editing-cycles>1</meta:editing-cycles>
    <meta:document-statistic meta:table-count="1" meta:cell-count="270" meta:object-count="0"/>
    <meta:user-defined meta:name="AppVersion">16.0300</meta:user-defined>
  </office:meta>
</office:document-meta>
</file>